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ffff" style:font-name="Open Sans" fo:font-size="15pt" fo:letter-spacing="normal" fo:font-style="normal" fo:font-weight="bold" officeooo:paragraph-rsid="000e5ea0"/>
    </style:style>
    <style:style style:name="P2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ffff" style:font-name="Open Sans" fo:font-size="15pt" fo:letter-spacing="normal" fo:font-style="normal" fo:font-weight="bold" officeooo:rsid="000e5ea0" officeooo:paragraph-rsid="000e5ea0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ffff" style:font-name="Open Sans" fo:font-size="15pt" fo:letter-spacing="normal" fo:font-style="normal" fo:font-weight="bold"/>
    </style:style>
    <style:style style:name="P4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ffff" style:font-name="Open Sans" fo:font-size="15pt" fo:letter-spacing="normal" fo:font-style="normal" fo:font-weight="bold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Open Sans" fo:font-size="15pt" fo:letter-spacing="normal" fo:font-style="normal" fo:font-weight="bold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Open Sans" fo:font-size="15pt" fo:letter-spacing="normal" fo:font-style="normal" fo:font-weight="normal" officeooo:rsid="000efcd6" officeooo:paragraph-rsid="000efcd6" style:font-weight-asian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ffff" style:font-name="Open Sans" fo:font-size="15pt" fo:letter-spacing="normal" fo:font-style="normal" fo:font-weight="bold" fo:background-color="transparen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erif Pro" fo:font-size="13.5pt" fo:letter-spacing="normal" fo:font-style="normal" fo:font-weight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style:font-name="Open Sans" fo:font-size="15pt" fo:letter-spacing="normal" fo:font-style="normal" fo:font-weight="bold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c9211e" style:font-name="Source Serif Pro" fo:font-size="13.5pt" fo:letter-spacing="normal" fo:font-style="normal" fo:font-weight="normal"/>
    </style:style>
    <style:style style:name="T1" style:family="text">
      <style:text-properties fo:font-variant="normal" fo:text-transform="none" fo:color="#75715e" fo:font-size="13.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005cc5" fo:font-size="13.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dddddd" fo:font-size="13.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111111" style:font-name="Source Serif Pro" fo:font-size="13.5pt" fo:letter-spacing="normal" fo:font-style="normal" fo:font-weight="normal"/>
    </style:style>
    <style:style style:name="T5" style:family="text">
      <style:text-properties fo:font-variant="normal" fo:text-transform="none" fo:color="#111111" style:font-name="Source Serif Pro" fo:font-size="13.5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111111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000000" fo:font-size="13.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color="#000000"/>
    </style:style>
    <style:style style:name="T9" style:family="text">
      <style:text-properties fo:color="#000000" style:font-name="Source Serif Pro" fo:font-size="13.5pt" fo:font-weight="normal"/>
    </style:style>
    <style:style style:name="T10" style:family="text">
      <style:text-properties fo:color="#000000" style:font-name="Source Serif Pro" fo:font-size="13.5pt" fo:font-weight="normal" loext:padding="0cm" loext:border="none"/>
    </style:style>
    <style:style style:name="T11" style:family="text">
      <style:text-properties fo:color="#000000" fo:font-size="13.5pt" fo:font-weight="normal" fo:background-color="transparent" loext:char-shading-value="0" loext:padding="0cm" loext:border="none"/>
    </style:style>
    <style:style style:name="T12" style:family="text">
      <style:text-properties fo:color="#ff0000" fo:font-weight="normal" fo:background-color="#272822" loext:char-shading-value="0" loext:padding="0cm" loext:border="none"/>
    </style:style>
    <style:style style:name="T13" style:family="text">
      <style:text-properties fo:color="#ff0000" style:font-name="Source Serif Pro" fo:font-size="13.5pt" fo:font-weight="normal"/>
    </style:style>
    <style:style style:name="T14" style:family="text">
      <style:text-properties fo:color="#dddddd" fo:font-size="13.5pt" fo:font-weight="normal" fo:background-color="transparent" loext:char-shading-value="0" loext:padding="0cm" loext:border="none"/>
    </style:style>
    <style:style style:name="T15" style:family="text">
      <style:text-properties fo:color="#dddddd" fo:font-size="13.5pt" fo:font-weight="normal" officeooo:rsid="000e5ea0" fo:background-color="transparent" loext:char-shading-value="0" loext:padding="0cm" loext:border="none"/>
    </style:style>
    <style:style style:name="T16" style:family="text">
      <style:text-properties fo:color="#75715e" fo:font-size="13.5pt" fo:font-weight="normal" fo:background-color="transparent" loext:char-shading-value="0" loext:padding="0cm" loext:border="none"/>
    </style:style>
    <style:style style:name="T17" style:family="text">
      <style:text-properties fo:color="#75715e" fo:font-size="13.5pt" fo:font-weight="normal" officeooo:rsid="000e5ea0" fo:background-color="transparent" loext:char-shading-value="0" loext:padding="0cm" loext:border="none"/>
    </style:style>
    <style:style style:name="T18" style:family="text">
      <style:text-properties fo:color="#005cc5" fo:font-size="13.5pt" fo:font-weight="normal" fo:background-color="transparent" loext:char-shading-value="0" loext:padding="0cm" loext:border="none"/>
    </style:style>
    <style:style style:name="T19" style:family="text">
      <style:text-properties fo:color="#005cc5" fo:font-size="13.5pt" fo:font-weight="normal" officeooo:rsid="000e5ea0" fo:background-color="transparent" loext:char-shading-value="0" loext:padding="0cm" loext:border="none"/>
    </style:style>
    <style:style style:name="T20" style:family="text">
      <style:text-properties fo:color="#a6e22e" fo:font-size="13.5pt" fo:font-weight="normal" fo:background-color="transparent" loext:char-shading-value="0" loext:padding="0cm" loext:border="none"/>
    </style:style>
    <style:style style:name="T21" style:family="text">
      <style:text-properties fo:color="#111111" fo:font-size="13.5pt" fo:font-weight="normal" fo:background-color="transparent" loext:char-shading-value="0" loext:padding="0cm" loext:border="none"/>
    </style:style>
    <style:style style:name="T22" style:family="text">
      <style:text-properties fo:color="#111111" style:font-name="Source Serif Pro" fo:font-size="13.5pt" fo:font-weight="normal"/>
    </style:style>
    <style:style style:name="T23" style:family="text">
      <style:text-properties fo:color="#2a6099" style:font-name="Source Serif Pro" fo:font-size="13.5pt" officeooo:rsid="000e5ea0" style:font-weight-asian="bold" style:font-weight-complex="bold"/>
    </style:style>
    <style:style style:name="T24" style:family="text">
      <style:text-properties fo:color="#2a6099" style:font-name="Source Serif Pro" fo:font-size="13.5pt" style:font-weight-asian="bold" style:font-weight-complex="bold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eparando o ambiente: utilizando o Postgres com o Kafka Connect</text:p>
      <text:p text:style-name="P11"/>
      <text:p text:style-name="P11"/>
      <text:p text:style-name="P6"><text:span text:style-name="T9">Para utilizar o </text:span><text:span text:style-name="Strong_20_Emphasis"><text:span text:style-name="T10">Postgres</text:span></text:span><text:span text:style-name="T8"> </text:span><text:span text:style-name="T9">com o Kafka Connect, é necessário configurar o Postgres para a execução no modo de replicação. Para isso, adicione as seguintes linhas no final do arquivo </text:span><text:span text:style-name="Source_20_Text"><text:span text:style-name="T12">postgresql.conf</text:span></text:span><text:span text:style-name="T13">:</text:span></text:p>
      <text:p text:style-name="P12"/>
      <text:p text:style-name="P2"><text:span text:style-name="Source_20_Text"><text:span text:style-name="T16"># LOGGING</text:span></text:span></text:p>
      <text:p text:style-name="P2"><text:span text:style-name="Source_20_Text"><text:span text:style-name="T21">log_min_error_statement = fatal</text:span></text:span></text:p>
      <text:p text:style-name="P2"><text:span text:style-name="Source_20_Text"><text:span text:style-name="T16"># CONNECTION</text:span></text:span></text:p>
      <text:p text:style-name="P2"><text:span text:style-name="Source_20_Text"><text:span text:style-name="T18">listen_addresses</text:span></text:span><text:span text:style-name="Source_20_Text"><text:span text:style-name="T14"> = </text:span></text:span><text:span text:style-name="Source_20_Text"><text:span text:style-name="T20">'*'</text:span></text:span></text:p>
      <text:p text:style-name="P2"><text:span text:style-name="Source_20_Text"><text:span text:style-name="T16"># MODULES</text:span></text:span></text:p>
      <text:p text:style-name="P2"><text:span text:style-name="Source_20_Text"><text:span text:style-name="T18">shared_preload_libraries</text:span></text:span><text:span text:style-name="Source_20_Text"><text:span text:style-name="T14"> = </text:span></text:span><text:span text:style-name="Source_20_Text"><text:span text:style-name="T20">'decoderbufs'</text:span></text:span></text:p>
      <text:p text:style-name="P2"><text:span text:style-name="Source_20_Text"><text:span text:style-name="T16"># REPLICATION</text:span></text:span></text:p>
      <text:p text:style-name="P1"><text:span text:style-name="Source_20_Text"><text:span text:style-name="T19">wal_level</text:span></text:span><text:span text:style-name="Source_20_Text"><text:span text:style-name="T15"> = logical </text:span></text:span><text:span text:style-name="Source_20_Text"><text:span text:style-name="T17"># minimal, archive, hot_standby, or logical (change requires restart)</text:span></text:span></text:p>
      <text:p text:style-name="P4"><text:span text:style-name="Source_20_Text"><text:span text:style-name="T2">max_wal_senders</text:span></text:span><text:span text:style-name="Source_20_Text"><text:span text:style-name="T3"> = </text:span></text:span><text:span text:style-name="Source_20_Text"><text:span text:style-name="T2">1</text:span></text:span><text:span text:style-name="Source_20_Text"><text:span text:style-name="T3"> </text:span></text:span><text:span text:style-name="Source_20_Text"><text:span text:style-name="T1"># max number of walsender processes (change requires restart)</text:span></text:span></text:p>
      <text:p text:style-name="P4"><text:span text:style-name="Source_20_Text"><text:span text:style-name="T1">#wal_keep_segments = 4 # in logfile segments, 16MB each; 0 disables</text:span></text:span></text:p>
      <text:p text:style-name="P4"><text:span text:style-name="Source_20_Text"><text:span text:style-name="T1">#wal_sender_timeout = 60s # in milliseconds; 0 disables</text:span></text:span></text:p>
      <text:p text:style-name="P4"><text:span text:style-name="Source_20_Text"><text:span text:style-name="T2">max_replication_slots</text:span></text:span><text:span text:style-name="Source_20_Text"><text:span text:style-name="T3"> = </text:span></text:span><text:span text:style-name="Source_20_Text"><text:span text:style-name="T2">1</text:span></text:span><text:span text:style-name="Source_20_Text"><text:span text:style-name="T3"> </text:span></text:span><text:span text:style-name="Source_20_Text"><text:span text:style-name="T1"># max number of replication slots (change requires restart)</text:span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9"><text:span text:style-name="T22">A documentação do Confluent traz um </text:span><text:a xlink:type="simple" xlink:href="https://docs.confluent.io/kafka-connectors/debezium-postgres-source/current/overview.html" text:style-name="Internet_20_link" text:visited-style-name="Visited_20_Internet_20_Link"><text:span text:style-name="T23">t</text:span></text:a><text:a xlink:type="simple" xlink:href="https://docs.confluent.io/kafka-connectors/debezium-postgres-source/current/overview.html" text:style-name="Internet_20_link" text:visited-style-name="Visited_20_Internet_20_Link"><text:span text:style-name="T24">utorial completo sobre como configurar o Postgres para utilizá-lo com o Kafka Conntect</text:span></text:a></text:p>
      <text:p text:style-name="P5"><text:span text:style-name="T4">Outra possibilidade, é usar a imagem do Docker</text:span><text:span text:style-name="T5"> </text:span><text:span text:style-name="Source_20_Text"><text:span text:style-name="T6">debezium/postgresql</text:span></text:span><text:span text:style-name="T5">,</text:span><text:span text:style-name="T4"> que já está totalmente configurada para ser usada com o Kafka Connect. Ela pode ser utilizada com o seguinte comando:</text:span></text:p>
      <text:p text:style-name="Text_20_body"><text:line-break/><text:span text:style-name="Source_20_Text"><text:span text:style-name="T7">docker run --name postgres -e POSTGRES_PASSWORD=postgres -p 5432:5432 -d debezium/postgres:15</text:span></text:span></text:p>
      <text:p text:style-name="P10">Por fim, depois que o Postgres for totalmente configurado, é necessário instalar dois plugins no Confluent Kafka para a utilização do Postgres com o Kafka Connect. Para isso, basta executar os seguintes comandos:</text:p>
      <text:p text:style-name="P6"/>
      <text:p text:style-name="P6"/>
      <text:p text:style-name="P6"/>
      <text:p text:style-name="P3"><text:soft-page-break/><text:span text:style-name="Source_20_Text"><text:span text:style-name="T11">confluent-hub install debezium/debezium-connector-postgresql:2.1.4</text:span></text:span></text:p>
      <text:p text:style-name="P6"/>
      <text:p text:style-name="P8">e após o comando: </text:p>
      <text:p text:style-name="P6"/>
      <text:p text:style-name="P3"><text:span text:style-name="Source_20_Text"><text:span text:style-name="T11">confluent-hub install confluentinc/kafka-connect- jdbc:10.7.0</text:span>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2T10:53:54.963407858</meta:creation-date>
    <dc:date>2024-03-22T11:06:33.271588666</dc:date>
    <meta:editing-duration>PT1M4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216" meta:character-count="1532" meta:non-whitespace-character-count="1336"/>
  </office:meta>
</office:document-meta>
</file>